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3cm" draw:fill="none" draw:textarea-vertical-align="middle" fo:padding-top="0.1cm" fo:padding-bottom="0.1cm" fo:padding-left="0.15cm" fo:padding-right="0.12cm"/>
    </style:style>
    <style:style style:name="gr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6.318cm" fo:min-width="1.35cm" fo:padding-top="0.1cm" fo:padding-bottom="0.1cm" fo:padding-left="0.15cm" fo:padding-right="0.12cm"/>
    </style:style>
    <style:style style:name="gr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cm" fo:padding-top="0.1cm" fo:padding-bottom="0.1cm" fo:padding-left="0.15cm" fo:padding-right="0.12cm"/>
    </style:style>
    <style:style style:name="gr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8.3cm" fo:min-width="1.454cm" fo:padding-top="0.1cm" fo:padding-bottom="0.1cm" fo:padding-left="0.15cm" fo:padding-right="0.12cm"/>
    </style:style>
    <style:style style:name="gr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454cm" fo:padding-top="0.1cm" fo:padding-bottom="0.1cm" fo:padding-left="0.15cm" fo:padding-right="0.12cm"/>
    </style:style>
    <style:style style:name="gr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3.5cm" fo:min-width="1.35cm" fo:padding-top="0.1cm" fo:padding-bottom="0.1cm" fo:padding-left="0.15cm" fo:padding-right="0.12cm"/>
    </style:style>
    <style:style style:name="gr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5cm" fo:padding-top="0.1cm" fo:padding-bottom="0.1cm" fo:padding-left="0.15cm" fo:padding-right="0.12cm"/>
    </style:style>
    <style:style style:name="gr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24cm" fo:min-width="1.155cm" fo:padding-top="0.1cm" fo:padding-bottom="0.1cm" fo:padding-left="0.15cm" fo:padding-right="0.12cm"/>
    </style:style>
    <style:style style:name="gr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155cm" fo:padding-top="0.1cm" fo:padding-bottom="0.1cm" fo:padding-left="0.15cm" fo:padding-right="0.12cm"/>
    </style:style>
    <style:style style:name="gr10"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024cm" fo:min-width="1.155cm" fo:padding-top="0.1cm" fo:padding-bottom="0.1cm" fo:padding-left="0.15cm" fo:padding-right="0.12cm"/>
    </style:style>
    <style:style style:name="gr1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218cm" fo:min-width="1.35cm" fo:padding-top="0.1cm" fo:padding-bottom="0.1cm" fo:padding-left="0.15cm" fo:padding-right="0.12cm"/>
    </style:style>
    <style:style style:name="gr1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5cm" fo:min-width="1.13cm" fo:padding-top="0.1cm" fo:padding-bottom="0.1cm" fo:padding-left="0.15cm" fo:padding-right="0.12cm"/>
    </style:style>
    <style:style style:name="gr1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13cm" fo:padding-top="0.1cm" fo:padding-bottom="0.1cm" fo:padding-left="0.15cm" fo:padding-right="0.12cm"/>
    </style:style>
    <style:style style:name="gr1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5cm" fo:min-width="1.33cm" fo:padding-top="0.1cm" fo:padding-bottom="0.1cm" fo:padding-left="0.15cm" fo:padding-right="0.12cm"/>
    </style:style>
    <style:style style:name="gr1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33cm" fo:padding-top="0.1cm" fo:padding-bottom="0.1cm" fo:padding-left="0.15cm" fo:padding-right="0.12cm"/>
    </style:style>
    <style:style style:name="gr1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9.74cm" fo:min-width="1.43cm" fo:padding-top="0.1cm" fo:padding-bottom="0.1cm" fo:padding-left="0.15cm" fo:padding-right="0.12cm"/>
    </style:style>
    <style:style style:name="gr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1.43cm" fo:padding-top="0.1cm" fo:padding-bottom="0.1cm" fo:padding-left="0.15cm" fo:padding-right="0.12cm"/>
    </style:style>
    <style:style style:name="gr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1cm" fo:min-width="2.83cm" fo:padding-top="0.1cm" fo:padding-bottom="0.1cm" fo:padding-left="0.15cm" fo:padding-right="0.12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4" style:family="paragraph">
      <style:paragraph-properties fo:text-align="center"/>
    </style:style>
    <style:style style:name="P5" style:family="paragraph">
      <loext:graphic-properties draw:fill="solid" draw:fill-color="#ffff99"/>
      <style:paragraph-properties fo:text-align="center"/>
      <style:text-properties fo:font-size="4.5pt" style:font-size-asian="4.09999990463257pt" style:font-size-complex="6pt"/>
    </style:style>
    <style:style style:name="T1" style:family="text">
      <style:text-properties fo:font-size="4.5pt" fo:font-weight="bold" style:font-size-asian="4.5pt" style:font-weight-asian="bold" style:font-size-complex="4.5pt" style:font-weight-complex="bold"/>
    </style:style>
    <style:style style:name="T2" style:family="text">
      <style:text-properties fo:font-size="4.5pt" style:font-size-asian="4.5pt" style:font-size-complex="4.5pt"/>
    </style:style>
    <style:style style:name="T3" style:family="text">
      <style:text-properties fo:font-size="4.5pt" style:font-size-asian="4.09999990463257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curve" svg:x1="10.276cm" svg:y1="3.382cm" svg:x2="5.086cm" svg:y2="4.482cm" draw:start-shape="id1" draw:start-glue-point="2" draw:end-shape="id2" draw:end-glue-point="0" svg:d="M10276 3382c0 825-5190 275-5190 1100" svg:viewBox="0 0 5191 1101">
          <text:p/>
        </draw:connector>
        <draw:g xml:id="id2" draw:id="id2">
          <draw:custom-shape draw:style-name="gr2" draw:text-style-name="P3" draw:layer="layout" svg:width="1.62cm" svg:height="6.518cm" svg:x="4.276cm" svg:y="4.782cm">
            <text:p text:style-name="P2"><text:span text:style-name="T1">ID</text:span><text:span text:style-name="T2"> </text:span></text:p>
            <text:p text:style-name="P2"><text:span text:style-name="T2">ID_LAYER</text:span></text:p>
            <text:p text:style-name="P2"><text:span text:style-name="T2">ID_PERSON</text:span></text:p>
            <text:p text:style-name="P2"><text:span text:style-name="T2">ID_SEXAGE_LINE</text:span></text:p>
            <text:p text:style-name="P2"><text:span text:style-name="T2">CELL_NAME</text:span></text:p>
            <text:p text:style-name="P2"><text:span text:style-name="T2"/></text:p>
            <text:p text:style-name="P2"><text:span text:style-name="T2">FAM</text:span></text:p>
            <text:p text:style-name="P2"><text:span text:style-name="T2">IM</text:span></text:p>
            <text:p text:style-name="P2"><text:span text:style-name="T2">OT</text:span></text:p>
            <text:p text:style-name="P2"><text:span text:style-name="T2">DATE_BIRTH</text:span></text:p>
            <text:p text:style-name="P2"><text:span text:style-name="T2">SNILS</text:span></text:p>
            <text:p text:style-name="P2"><text:span text:style-name="T2">ID_POLIS</text:span></text:p>
            <text:p text:style-name="P2"><text:span text:style-name="T2">POL_V</text:span></text:p>
            <text:p text:style-name="P2"><text:span text:style-name="T2">VS_NUM</text:span></text:p>
            <text:p text:style-name="P2"><text:span text:style-name="T2">ENP</text:span></text:p>
            <text:p text:style-name="P2"><text:span text:style-name="T2">POL_SER</text:span></text:p>
            <text:p text:style-name="P2"><text:span text:style-name="T2">POL_NUM</text:span></text:p>
            <text:p text:style-name="P2"><text:span text:style-name="T2"/></text:p>
            <text:p text:style-name="P2"><text:span text:style-name="T2">ASSIG_TYPE</text:span></text:p>
            <text:p text:style-name="P2"><text:span text:style-name="T2">ASSIG_WAY</text:span></text:p>
            <text:p text:style-name="P2"><text:span text:style-name="T2">ASSIG_DATE</text:span></text:p>
            <text:p text:style-name="P2"><text:span text:style-name="T2">CODE_MO</text:span></text:p>
            <text:p text:style-name="P2"><text:span text:style-name="T2">CODE_HEAD</text:span></text:p>
            <text:p text:style-name="P2"><text:span text:style-name="T2">CODE_MP</text:span></text:p>
            <text:p text:style-name="P2"><text:span text:style-name="T2">CODE_MS</text:span></text:p>
            <text:p text:style-name="P2"><text:span text:style-name="T2">SNILS_MT</text:span></text:p>
            <text:p text:style-name="P2"><text:span text:style-name="T2"/></text:p>
            <text:p text:style-name="P2"><text:span text:style-name="T2">SUBJ_NAME</text:span></text:p>
            <text:p text:style-name="P2"><text:span text:style-name="T2">DSTR_NAME</text:span></text:p>
            <text:p text:style-name="P2"><text:span text:style-name="T2">CITY_NAME</text:span></text:p>
            <text:p text:style-name="P2"><text:span text:style-name="T2">NASP_NAME</text:span></text:p>
            <text:p text:style-name="P2"><text:span text:style-name="T2">STRT_NAME</text:span></text:p>
            <text:p text:style-name="P2"><text:span text:style-name="T2">HOUSE</text:span></text:p>
            <text:p text:style-name="P2"><text:span text:style-name="T2">CORP</text:span></text:p>
            <text:p text:style-name="P2"><text:span text:style-name="T2">dt_ins</text:span></text:p>
            <text:p text:style-name="P2"><text:span text:style-name="T2">dt_upd</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1.62cm" svg:height="0.3cm" svg:x="4.276cm" svg:y="4.482cm">
            <text:p text:style-name="P4"><text:span text:style-name="T3">SEXAGES_DATA</text:span></text:p>
            <draw:enhanced-geometry svg:viewBox="0 0 21600 21600" draw:mirror-vertical="false" draw:mirror-horizontal="false" draw:type="rectangle" draw:enhanced-path="M 0 0 L 21600 0 21600 21600 0 21600 0 0 Z N"/>
          </draw:custom-shape>
        </draw:g>
        <draw:g xml:id="id7" draw:id="id7">
          <draw:custom-shape draw:style-name="gr4" draw:text-style-name="P3" draw:layer="layout" svg:width="1.724cm" svg:height="8.5cm" svg:x="14.676cm" svg:y="4.782cm">
            <text:p text:style-name="P2"><text:span text:style-name="T1">ID</text:span><text:span text:style-name="T2"> </text:span></text:p>
            <text:p text:style-name="P2"><text:span text:style-name="T2">ID_LAYER_OLD</text:span></text:p>
            <text:p text:style-name="P2"><text:span text:style-name="T2">ID_LAYER_NEW</text:span></text:p>
            <text:p text:style-name="P2"><text:span text:style-name="T2"/></text:p>
            <text:p text:style-name="P2"><text:span text:style-name="T2">ID_PERSON</text:span></text:p>
            <text:p text:style-name="P2"><text:span text:style-name="T2">FAM</text:span></text:p>
            <text:p text:style-name="P2"><text:span text:style-name="T2">IM</text:span></text:p>
            <text:p text:style-name="P2"><text:span text:style-name="T2">OT</text:span></text:p>
            <text:p text:style-name="P2"><text:span text:style-name="T2">DATE_BIRTH</text:span></text:p>
            <text:p text:style-name="P2"><text:span text:style-name="T2">SNILS</text:span></text:p>
            <text:p text:style-name="P2"><text:span text:style-name="T2">ID_POLIS</text:span></text:p>
            <text:p text:style-name="P2"><text:span text:style-name="T2">POL_V</text:span></text:p>
            <text:p text:style-name="P2"><text:span text:style-name="T2">VS_NUM</text:span></text:p>
            <text:p text:style-name="P2"><text:span text:style-name="T2">ENP</text:span></text:p>
            <text:p text:style-name="P2"><text:span text:style-name="T2">POL_SER</text:span></text:p>
            <text:p text:style-name="P2"><text:span text:style-name="T2">POL_NUM</text:span></text:p>
            <text:p text:style-name="P2"><text:span text:style-name="T2"/></text:p>
            <text:p text:style-name="P2"><text:span text:style-name="T2">ASSIG_TYPE_old</text:span></text:p>
            <text:p text:style-name="P2"><text:span text:style-name="T2">ASSIG_WAY_old</text:span></text:p>
            <text:p text:style-name="P2"><text:span text:style-name="T2">ASSIG_DATE_old</text:span></text:p>
            <text:p text:style-name="P2"><text:span text:style-name="T2">CODE_MO_old</text:span></text:p>
            <text:p text:style-name="P2"><text:span text:style-name="T2">CODE_HEAD_old</text:span></text:p>
            <text:p text:style-name="P2"><text:span text:style-name="T2">CODE_MP_old</text:span></text:p>
            <text:p text:style-name="P2"><text:span text:style-name="T2">CODE_MS_old</text:span></text:p>
            <text:p text:style-name="P2"><text:span text:style-name="T2">SNILS_MT_old</text:span></text:p>
            <text:p text:style-name="P2"><text:span text:style-name="T2"/></text:p>
            <text:p text:style-name="P2"><text:span text:style-name="T2">ASSIG_TYPE_new</text:span></text:p>
            <text:p text:style-name="P2"><text:span text:style-name="T2">ASSIG_WAY_new</text:span></text:p>
            <text:p text:style-name="P2"><text:span text:style-name="T2">ASSIG_DATE_new</text:span></text:p>
            <text:p text:style-name="P2"><text:span text:style-name="T2">CODE_MO_new</text:span></text:p>
            <text:p text:style-name="P2"><text:span text:style-name="T2">CODE_HEAD_new</text:span></text:p>
            <text:p text:style-name="P2"><text:span text:style-name="T2">CODE_MP_new</text:span></text:p>
            <text:p text:style-name="P2"><text:span text:style-name="T2">CODE_MS_new</text:span></text:p>
            <text:p text:style-name="P2"><text:span text:style-name="T2">SNILS_MT_new</text:span></text:p>
            <text:p text:style-name="P2"><text:span text:style-name="T2"/></text:p>
            <text:p text:style-name="P2"><text:span text:style-name="T2">SUBJ_NAME</text:span></text:p>
            <text:p text:style-name="P2"><text:span text:style-name="T2">DSTR_NAME</text:span></text:p>
            <text:p text:style-name="P2"><text:span text:style-name="T2">CITY_NAME</text:span></text:p>
            <text:p text:style-name="P2"><text:span text:style-name="T2">NASP_NAME</text:span></text:p>
            <text:p text:style-name="P2"><text:span text:style-name="T2">STRT_NAME</text:span></text:p>
            <text:p text:style-name="P2"><text:span text:style-name="T2">HOUSE</text:span></text:p>
            <text:p text:style-name="P2"><text:span text:style-name="T2">CORP</text:span></text:p>
            <text:p text:style-name="P2"><text:span text:style-name="T2">dt_ins</text:span></text:p>
            <text:p text:style-name="P2"><text:span text:style-name="T2">dt_upd</text:span></text:p>
            <text:p text:style-name="P2"><text:span text:style-name="T2"/></text:p>
            <text:p text:style-name="P2"><text:span text:style-name="T2">ID_MOVE_LINE</text:span></text:p>
            <text:p text:style-name="P2"><text:span text:style-name="T2">CELL_NAME</text:span></text:p>
            <draw:enhanced-geometry svg:viewBox="0 0 21600 21600" draw:mirror-horizontal="false" draw:mirror-vertical="false" draw:type="rectangle" draw:enhanced-path="M 0 0 L 21600 0 21600 21600 0 21600 0 0 Z N"/>
          </draw:custom-shape>
          <draw:custom-shape draw:style-name="gr5" draw:text-style-name="P5" draw:layer="layout" svg:width="1.724cm" svg:height="0.3cm" svg:x="14.676cm" svg:y="4.482cm">
            <text:p text:style-name="P4"><text:span text:style-name="T3">MOVES_DATA</text:span></text:p>
            <draw:enhanced-geometry svg:viewBox="0 0 21600 21600" draw:mirror-vertical="false" draw:mirror-horizontal="false" draw:type="rectangle" draw:enhanced-path="M 0 0 L 21600 0 21600 21600 0 21600 0 0 Z N"/>
          </draw:custom-shape>
        </draw:g>
        <draw:g xml:id="id3" draw:id="id3">
          <draw:custom-shape draw:style-name="gr6" draw:text-style-name="P3" draw:layer="layout" svg:width="1.62cm" svg:height="3.7cm" svg:x="6.456cm" svg:y="4.782cm">
            <text:p text:style-name="P2"><text:span text:style-name="T1">ID</text:span><text:span text:style-name="T2"> </text:span></text:p>
            <text:p text:style-name="P2"><text:span text:style-name="T2">ID_SEXAGE</text:span></text:p>
            <text:p text:style-name="P2"><text:span text:style-name="T2">CODE_HEAD</text:span></text:p>
            <text:p text:style-name="P2"><text:span text:style-name="T2"/></text:p>
            <text:p text:style-name="P2"><text:span text:style-name="T2">M_0_0</text:span></text:p>
            <text:p text:style-name="P2"><text:span text:style-name="T2">W_0_0</text:span></text:p>
            <text:p text:style-name="P2"><text:span text:style-name="T2">M_1_4</text:span></text:p>
            <text:p text:style-name="P2"><text:span text:style-name="T2">W_1_4</text:span></text:p>
            <text:p text:style-name="P2"><text:span text:style-name="T2">M_5_17</text:span></text:p>
            <text:p text:style-name="P2"><text:span text:style-name="T2">W_5_17</text:span></text:p>
            <text:p text:style-name="P2"><text:span text:style-name="T2">M_18_59</text:span></text:p>
            <text:p text:style-name="P2"><text:span text:style-name="T2">W_18_54</text:span></text:p>
            <text:p text:style-name="P2"><text:span text:style-name="T2">M_60_</text:span></text:p>
            <text:p text:style-name="P2"><text:span text:style-name="T2">W_55_</text:span></text:p>
            <text:p text:style-name="P2"><text:span text:style-name="T2">M_SUM</text:span></text:p>
            <text:p text:style-name="P2"><text:span text:style-name="T2">W_SUM</text:span></text:p>
            <text:p text:style-name="P2"><text:span text:style-name="T2">SUM</text:span></text:p>
            <text:p text:style-name="P2"><text:span text:style-name="T2">SNILS_MT</text:span></text:p>
            <text:p text:style-name="P2"><text:span text:style-name="T2">dt_ins</text:span></text:p>
            <text:p text:style-name="P2"><text:span text:style-name="T2">dt_upd</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1.62cm" svg:height="0.3cm" svg:x="6.456cm" svg:y="4.482cm">
            <text:p text:style-name="P4"><text:span text:style-name="T3">SEXAGES_LINES</text:span></text:p>
            <draw:enhanced-geometry svg:viewBox="0 0 21600 21600" draw:mirror-vertical="false" draw:mirror-horizontal="false" draw:type="rectangle" draw:enhanced-path="M 0 0 L 21600 0 21600 21600 0 21600 0 0 Z N"/>
          </draw:custom-shape>
        </draw:g>
        <draw:g xml:id="id4" draw:id="id4">
          <draw:custom-shape draw:style-name="gr8" draw:text-style-name="P3" draw:layer="layout" svg:width="1.425cm" svg:height="1.424cm" svg:x="8.651cm" svg:y="4.782cm">
            <text:p text:style-name="P2"><text:span text:style-name="T1">ID</text:span><text:span text:style-name="T2"> </text:span></text:p>
            <text:p text:style-name="P2"><text:span text:style-name="T2">ID_LAYER</text:span></text:p>
            <text:p text:style-name="P2"><text:span text:style-name="T2">ASSIG_TYPE</text:span></text:p>
            <text:p text:style-name="P2"><text:span text:style-name="T2">CNT_LINES</text:span></text:p>
            <text:p text:style-name="P2"><text:span text:style-name="T2">CNT_RECS</text:span></text:p>
            <text:p text:style-name="P2"><text:span text:style-name="T2">CNT_UNIC</text:span></text:p>
            <text:p text:style-name="P2"><text:span text:style-name="T2">SOURCE</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1.425cm" svg:height="0.3cm" svg:x="8.651cm" svg:y="4.482cm">
            <text:p text:style-name="P4"><text:span text:style-name="T3">SEXAGES</text:span></text:p>
            <draw:enhanced-geometry svg:viewBox="0 0 21600 21600" draw:mirror-vertical="false" draw:mirror-horizontal="false" draw:type="rectangle" draw:enhanced-path="M 0 0 L 21600 0 21600 21600 0 21600 0 0 Z N"/>
          </draw:custom-shape>
        </draw:g>
        <draw:g xml:id="id5" draw:id="id5">
          <draw:custom-shape draw:style-name="gr10" draw:text-style-name="P3" draw:layer="layout" svg:width="1.425cm" svg:height="1.224cm" svg:x="10.476cm" svg:y="4.782cm">
            <text:p text:style-name="P2"><text:span text:style-name="T1">ID</text:span><text:span text:style-name="T2"> </text:span></text:p>
            <text:p text:style-name="P2"><text:span text:style-name="T2">ID_LAYER_old</text:span></text:p>
            <text:p text:style-name="P2"><text:span text:style-name="T2">ID_LAYER_new</text:span></text:p>
            <text:p text:style-name="P2"><text:span text:style-name="T2">ASSIG_TYPE</text:span></text:p>
            <text:p text:style-name="P2"><text:span text:style-name="T2">CNT_LINES</text:span></text:p>
            <text:p text:style-name="P2"><text:span text:style-name="T2">SOURCE</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1.425cm" svg:height="0.3cm" svg:x="10.476cm" svg:y="4.482cm">
            <text:p text:style-name="P4"><text:span text:style-name="T3">MOVES</text:span></text:p>
            <draw:enhanced-geometry svg:viewBox="0 0 21600 21600" draw:mirror-vertical="false" draw:mirror-horizontal="false" draw:type="rectangle" draw:enhanced-path="M 0 0 L 21600 0 21600 21600 0 21600 0 0 Z N"/>
          </draw:custom-shape>
        </draw:g>
        <draw:g xml:id="id6" draw:id="id6">
          <draw:custom-shape draw:style-name="gr11" draw:text-style-name="P3" draw:layer="layout" svg:width="1.62cm" svg:height="2.418cm" svg:x="12.476cm" svg:y="4.782cm">
            <text:p text:style-name="P2"><text:span text:style-name="T1">ID</text:span><text:span text:style-name="T2"> </text:span></text:p>
            <text:p text:style-name="P2"><text:span text:style-name="T2">ID_MOVE</text:span></text:p>
            <text:p text:style-name="P2"><text:span text:style-name="T2">ID_LAYER_OLD</text:span></text:p>
            <text:p text:style-name="P2"><text:span text:style-name="T2">ID_LAYER_NEW</text:span></text:p>
            <text:p text:style-name="P2"><text:span text:style-name="T2">ASSIG_TYPE</text:span></text:p>
            <text:p text:style-name="P2"><text:span text:style-name="T2">CODE_HEAD</text:span></text:p>
            <text:p text:style-name="P2"><text:span text:style-name="T2"/></text:p>
            <text:p text:style-name="P2"><text:span text:style-name="T2">CNT_OLD</text:span></text:p>
            <text:p text:style-name="P2"><text:span text:style-name="T2">CNT_ADD</text:span></text:p>
            <text:p text:style-name="P2"><text:span text:style-name="T2">CNT_DEC</text:span></text:p>
            <text:p text:style-name="P2"><text:span text:style-name="T2">CNT_NEW</text:span></text:p>
            <text:p text:style-name="P2"><text:span text:style-name="T2">dt_ins</text:span></text:p>
            <text:p text:style-name="P2"><text:span text:style-name="T2">dt_upd</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1.62cm" svg:height="0.3cm" svg:x="12.476cm" svg:y="4.482cm">
            <text:p text:style-name="P4"><text:span text:style-name="T3">MOVES_LINES</text:span></text:p>
            <draw:enhanced-geometry svg:viewBox="0 0 21600 21600" draw:mirror-vertical="false" draw:mirror-horizontal="false" draw:type="rectangle" draw:enhanced-path="M 0 0 L 21600 0 21600 21600 0 21600 0 0 Z N"/>
          </draw:custom-shape>
        </draw:g>
        <draw:g xml:id="id1" draw:id="id1">
          <draw:custom-shape draw:style-name="gr12" draw:text-style-name="P3" draw:layer="layout" svg:width="1.4cm" svg:height="1.7cm" svg:x="9.576cm" svg:y="1.682cm">
            <text:p text:style-name="P2"><text:span text:style-name="T1">ID</text:span><text:span text:style-name="T2"> </text:span></text:p>
            <text:p text:style-name="P2"><text:span text:style-name="T2">LAYER_NAME</text:span></text:p>
            <text:p text:style-name="P2"><text:span text:style-name="T2">LAYER_DATE</text:span></text:p>
            <text:p text:style-name="P2"><text:span text:style-name="T2">LAYER_TYPE</text:span></text:p>
            <text:p text:style-name="P2"><text:span text:style-name="T2"/></text:p>
            <text:p text:style-name="P2"><text:span text:style-name="T2">CNT_RECS</text:span></text:p>
            <text:p text:style-name="P2"><text:span text:style-name="T2">CNT_UNIQ</text:span></text:p>
            <text:p text:style-name="P2"><text:span text:style-name="T2">dt_ins</text:span></text:p>
            <text:p text:style-name="P2"><text:span text:style-name="T2">dt_upd</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4cm" svg:height="0.3cm" svg:x="9.576cm" svg:y="1.382cm">
            <text:p text:style-name="P4"><text:span text:style-name="T3">LAYERS</text:span></text:p>
            <draw:enhanced-geometry svg:viewBox="0 0 21600 21600" draw:mirror-vertical="false" draw:mirror-horizontal="false" draw:type="rectangle" draw:enhanced-path="M 0 0 L 21600 0 21600 21600 0 21600 0 0 Z N"/>
          </draw:custom-shape>
        </draw:g>
        <draw:g>
          <draw:custom-shape draw:style-name="gr14" draw:text-style-name="P3" draw:layer="layout" svg:width="1.6cm" svg:height="0.7cm" svg:x="1cm" svg:y="1.7cm">
            <text:p text:style-name="P2"><text:span text:style-name="T1">ID</text:span><text:span text:style-name="T2"> </text:span></text:p>
            <text:p text:style-name="P2"><text:span text:style-name="T2">SQL_NAME</text:span></text:p>
            <text:p text:style-name="P2"><text:span text:style-name="T2">SQL_TEXT</text:span></text:p>
            <draw:enhanced-geometry svg:viewBox="0 0 21600 21600" draw:mirror-horizontal="false" draw:mirror-vertical="false" draw:type="rectangle" draw:enhanced-path="M 0 0 L 21600 0 21600 21600 0 21600 0 0 Z N"/>
          </draw:custom-shape>
          <draw:custom-shape draw:style-name="gr15" draw:text-style-name="P5" draw:layer="layout" svg:width="1.6cm" svg:height="0.3cm" svg:x="1cm" svg:y="1.4cm">
            <text:p text:style-name="P4"><text:span text:style-name="T3">IMPORT_SQL</text:span></text:p>
            <draw:enhanced-geometry svg:viewBox="0 0 21600 21600" draw:mirror-vertical="false" draw:mirror-horizontal="false" draw:type="rectangle" draw:enhanced-path="M 0 0 L 21600 0 21600 21600 0 21600 0 0 Z N"/>
          </draw:custom-shape>
        </draw:g>
        <draw:g>
          <draw:custom-shape draw:style-name="gr16" draw:text-style-name="P3" draw:layer="layout" svg:width="1.7cm" svg:height="9.94cm" svg:x="1cm" svg:y="3.46cm">
            <text:p text:style-name="P2"><text:span text:style-name="T1">ID</text:span><text:span text:style-name="T2"> </text:span></text:p>
            <text:p text:style-name="P2"><text:span text:style-name="T2">IC_ID</text:span></text:p>
            <text:p text:style-name="P2"><text:span text:style-name="T2">SP_ID <text:s/></text:span></text:p>
            <text:p text:style-name="P2"><text:span text:style-name="T2">ID_PERSON </text:span></text:p>
            <text:p text:style-name="P2"><text:span text:style-name="T2">ID_POLIS </text:span></text:p>
            <text:p text:style-name="P2"><text:span text:style-name="T2">POL_V</text:span></text:p>
            <text:p text:style-name="P2"><text:span text:style-name="T2">POL_TYPE </text:span></text:p>
            <text:p text:style-name="P2"><text:span text:style-name="T2">POL_SER</text:span></text:p>
            <text:p text:style-name="P2"><text:span text:style-name="T2">POL_NUM</text:span></text:p>
            <text:p text:style-name="P2"><text:span text:style-name="T2">POL_BEGIN </text:span></text:p>
            <text:p text:style-name="P2"><text:span text:style-name="T2">POL_END </text:span></text:p>
            <text:p text:style-name="P2"><text:span text:style-name="T2"/></text:p>
            <text:p text:style-name="P2"><text:span text:style-name="T2">LAST_NAME </text:span></text:p>
            <text:p text:style-name="P2"><text:span text:style-name="T2">FIRST_NAME</text:span></text:p>
            <text:p text:style-name="P2"><text:span text:style-name="T2">MIDDLE_NAME</text:span></text:p>
            <text:p text:style-name="P2"><text:span text:style-name="T2">BIRTH_DATE </text:span></text:p>
            <text:p text:style-name="P2"><text:span text:style-name="T2">SEX </text:span></text:p>
            <text:p text:style-name="P2"><text:span text:style-name="T2">BIRTH_PLACE </text:span></text:p>
            <text:p text:style-name="P2"><text:span text:style-name="T2">SNILS </text:span></text:p>
            <text:p text:style-name="P2"><text:span text:style-name="T2">DEATH_DATE </text:span></text:p>
            <text:p text:style-name="P2"><text:span text:style-name="T2"/></text:p>
            <text:p text:style-name="P2"><text:span text:style-name="T2">DOC_TYPE </text:span></text:p>
            <text:p text:style-name="P2"><text:span text:style-name="T2">DOC_SER </text:span></text:p>
            <text:p text:style-name="P2"><text:span text:style-name="T2">DOC_NUM</text:span></text:p>
            <text:p text:style-name="P2"><text:span text:style-name="T2">DOC_BEGIN </text:span></text:p>
            <text:p text:style-name="P2"><text:span text:style-name="T2">DOC_END </text:span></text:p>
            <text:p text:style-name="P2"><text:span text:style-name="T2">CITIZENSHIP</text:span></text:p>
            <text:p text:style-name="P2"><text:span text:style-name="T2"/></text:p>
            <text:p text:style-name="P2"><text:span text:style-name="T2">ZIP_CODE</text:span></text:p>
            <text:p text:style-name="P2"><text:span text:style-name="T2">REGION</text:span></text:p>
            <text:p text:style-name="P2"><text:span text:style-name="T2">DISTRICT</text:span></text:p>
            <text:p text:style-name="P2"><text:span text:style-name="T2">CITY</text:span></text:p>
            <text:p text:style-name="P2"><text:span text:style-name="T2">SETTLE</text:span></text:p>
            <text:p text:style-name="P2"><text:span text:style-name="T2">STREET</text:span></text:p>
            <text:p text:style-name="P2"><text:span text:style-name="T2">HOUSE</text:span></text:p>
            <text:p text:style-name="P2"><text:span text:style-name="T2">BUILDING</text:span></text:p>
            <text:p text:style-name="P2"><text:span text:style-name="T2">FLAT</text:span></text:p>
            <text:p text:style-name="P2"><text:span text:style-name="T2">SUBJ_NAME </text:span></text:p>
            <text:p text:style-name="P2"><text:span text:style-name="T2">DSTR_NAME</text:span></text:p>
            <text:p text:style-name="P2"><text:span text:style-name="T2">CITY_NAME</text:span></text:p>
            <text:p text:style-name="P2"><text:span text:style-name="T2">NASP_NAME</text:span></text:p>
            <text:p text:style-name="P2"><text:span text:style-name="T2">STRT_NAME</text:span></text:p>
            <text:p text:style-name="P2"><text:span text:style-name="T2">HOUSE_NUM </text:span></text:p>
            <text:p text:style-name="P2"><text:span text:style-name="T2">CORP</text:span></text:p>
            <text:p text:style-name="P2"><text:span text:style-name="T2"/></text:p>
            <text:p text:style-name="P2"><text:span text:style-name="T2">A1_MED_TYPE </text:span></text:p>
            <text:p text:style-name="P2"><text:span text:style-name="T2">A1_MED_ORG_ID </text:span></text:p>
            <text:p text:style-name="P2"><text:span text:style-name="T2">A1_ASSIGN_TYPE </text:span></text:p>
            <text:p text:style-name="P2"><text:span text:style-name="T2">A1_ASSIGN_DATE</text:span></text:p>
            <text:p text:style-name="P2"><text:span text:style-name="T2"><text:s/></text:span></text:p>
            <text:p text:style-name="P2"><text:span text:style-name="T2">CODE_HEAD </text:span></text:p>
            <text:p text:style-name="P2"><text:span text:style-name="T2">CODE_MO </text:span></text:p>
            <text:p text:style-name="P2"><text:span text:style-name="T2">CODE_MP </text:span></text:p>
            <text:p text:style-name="P2"><text:span text:style-name="T2">CODE_MS </text:span></text:p>
            <text:p text:style-name="P2"><text:span text:style-name="T2">SNILS_MT</text:span></text:p>
            <draw:enhanced-geometry svg:viewBox="0 0 21600 21600" draw:mirror-horizontal="false" draw:mirror-vertical="false" draw:type="rectangle" draw:enhanced-path="M 0 0 L 21600 0 21600 21600 0 21600 0 0 Z N"/>
          </draw:custom-shape>
          <draw:custom-shape draw:style-name="gr17" draw:text-style-name="P5" draw:layer="layout" svg:width="1.7cm" svg:height="0.3cm" svg:x="1cm" svg:y="3.16cm">
            <text:p text:style-name="P4"><text:span text:style-name="T3">IMPORT_DATA</text:span></text:p>
            <draw:enhanced-geometry svg:viewBox="0 0 21600 21600" draw:mirror-vertical="false" draw:mirror-horizontal="false" draw:type="rectangle" draw:enhanced-path="M 0 0 L 21600 0 21600 21600 0 21600 0 0 Z N"/>
          </draw:custom-shape>
        </draw:g>
        <draw:connector draw:style-name="gr1" draw:text-style-name="P1" draw:layer="layout" draw:type="curve" svg:x1="10.276cm" svg:y1="3.382cm" svg:x2="7.266cm" svg:y2="4.482cm" draw:start-shape="id1" draw:start-glue-point="2" draw:end-shape="id3" draw:end-glue-point="0" svg:d="M10276 3382c0 825-3010 275-3010 1100" svg:viewBox="0 0 3011 1101">
          <text:p/>
        </draw:connector>
        <draw:connector draw:style-name="gr1" draw:text-style-name="P1" draw:layer="layout" draw:type="curve" svg:x1="10.276cm" svg:y1="3.382cm" svg:x2="9.363cm" svg:y2="4.482cm" draw:start-shape="id1" draw:start-glue-point="2" draw:end-shape="id4" draw:end-glue-point="0" svg:d="M10276 3382c0 825-913 275-913 1100" svg:viewBox="0 0 914 1101">
          <text:p/>
        </draw:connector>
        <draw:connector draw:style-name="gr1" draw:text-style-name="P1" draw:layer="layout" draw:type="curve" svg:x1="10.276cm" svg:y1="3.382cm" svg:x2="11.188cm" svg:y2="4.482cm" draw:start-shape="id1" draw:start-glue-point="2" draw:end-shape="id5" draw:end-glue-point="0" svg:d="M10276 3382c0 825 912 275 912 1100" svg:viewBox="0 0 913 1101">
          <text:p/>
        </draw:connector>
        <draw:connector draw:style-name="gr1" draw:text-style-name="P1" draw:layer="layout" draw:type="curve" svg:x1="10.276cm" svg:y1="3.382cm" svg:x2="13.286cm" svg:y2="4.482cm" draw:start-shape="id1" draw:start-glue-point="2" draw:end-shape="id6" draw:end-glue-point="0" svg:d="M10276 3382c0 825 3010 275 3010 1100" svg:viewBox="0 0 3011 1101">
          <text:p/>
        </draw:connector>
        <draw:connector draw:style-name="gr1" draw:text-style-name="P1" draw:layer="layout" draw:type="curve" svg:x1="10.276cm" svg:y1="3.382cm" svg:x2="15.538cm" svg:y2="4.482cm" draw:start-shape="id1" draw:start-glue-point="2" draw:end-shape="id7" draw:end-glue-point="0" svg:d="M10276 3382c0 825 5262 275 5262 1100" svg:viewBox="0 0 5263 1101">
          <text:p/>
        </draw:connector>
        <draw:connector draw:style-name="gr1" draw:text-style-name="P1" draw:layer="layout" draw:type="curve" svg:x1="8.651cm" svg:y1="5.344cm" svg:x2="8.076cm" svg:y2="6.482cm" draw:start-shape="id4" draw:start-glue-point="3" draw:end-shape="id3" draw:end-glue-point="1" svg:d="M8651 5344c-432 0-145 1138-575 1138" svg:viewBox="0 0 576 1139">
          <text:p/>
        </draw:connector>
        <draw:connector draw:style-name="gr1" draw:text-style-name="P1" draw:layer="layout" draw:type="curve" svg:x1="6.456cm" svg:y1="6.482cm" svg:x2="5.896cm" svg:y2="7.891cm" draw:start-shape="id3" draw:start-glue-point="3" draw:end-shape="id2" draw:end-glue-point="1" svg:d="M6456 6482c-420 0-140 1409-560 1409" svg:viewBox="0 0 561 1410">
          <text:p/>
        </draw:connector>
        <draw:connector draw:style-name="gr1" draw:text-style-name="P1" draw:layer="layout" draw:type="curve" svg:x1="11.901cm" svg:y1="5.244cm" svg:x2="12.476cm" svg:y2="5.841cm" draw:start-shape="id5" draw:start-glue-point="1" draw:end-shape="id6" draw:end-glue-point="3" svg:d="M11901 5244c430 0 143 597 575 597" svg:viewBox="0 0 576 598">
          <text:p/>
        </draw:connector>
        <draw:connector draw:style-name="gr1" draw:text-style-name="P1" draw:layer="layout" draw:type="curve" svg:x1="14.096cm" svg:y1="5.841cm" svg:x2="14.676cm" svg:y2="8.882cm" draw:start-shape="id6" draw:start-glue-point="1" draw:end-shape="id7" draw:end-glue-point="3" svg:d="M14096 5841c435 0 145 3041 580 3041" svg:viewBox="0 0 581 3042">
          <text:p/>
        </draw:connector>
        <draw:g>
          <draw:custom-shape draw:style-name="gr18" draw:text-style-name="P5" draw:layer="layout" svg:width="3.1cm" svg:height="0.3cm" svg:x="15.676cm" svg:y="1.182cm">
            <text:p text:style-name="P4"><text:span text:style-name="T3">CALC_FINANCE_MEDORGS_TAB</text:span></text:p>
            <draw:enhanced-geometry svg:viewBox="0 0 21600 21600" draw:mirror-vertical="false" draw:mirror-horizontal="false" draw:type="rectangle" draw:enhanced-path="M 0 0 L 21600 0 21600 21600 0 21600 0 0 Z N"/>
          </draw:custom-shape>
          <draw:custom-shape draw:style-name="gr18" draw:text-style-name="P5" draw:layer="layout" svg:width="3.1cm" svg:height="0.3cm" svg:x="15.676cm" svg:y="1.582cm">
            <text:p text:style-name="P4"><text:span text:style-name="T3">CALC_FINANCE_MEDSITES_TAB</text:span></text:p>
            <draw:enhanced-geometry svg:viewBox="0 0 21600 21600" draw:mirror-vertical="false" draw:mirror-horizont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7-10-24T11:33:20.825000000</dc:date>
    <meta:editing-duration>P26DT15H29M7S</meta:editing-duration>
    <meta:editing-cycles>427</meta:editing-cycles>
    <meta:generator>LibreOffice/5.4.2.2$Windows_x86 LibreOffice_project/22b09f6418e8c2d508a9eaf86b2399209b0990f4</meta:generator>
    <meta:print-date>2017-10-23T14:45:58.774000000</meta:print-date>
    <meta:document-statistic meta:object-count="40"/>
  </office:meta>
</office:document-meta>
</file>